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1" svg:font-family="Wingdings" style:font-charset="x-symbol"/>
    <style:font-face style:name="Timing" svg:font-family="Timing" style:font-adornments="Regular" style:font-family-generic="roman" style:font-pitch="fixed"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automatic-styles>
    <style:style style:name="Table1" style:family="table">
      <style:table-properties style:width="2.7903in" fo:margin-top="0in" fo:margin-bottom="0.1in" table:align="center"/>
    </style:style>
    <style:style style:name="Table1.A" style:family="table-column">
      <style:table-column-properties style:column-width="1.2715in"/>
    </style:style>
    <style:style style:name="Table1.B" style:family="table-column">
      <style:table-column-properties style:column-width="0.759in"/>
    </style:style>
    <style:style style:name="Table1.C" style:family="table-column">
      <style:table-column-properties style:column-width="0.7597in"/>
    </style:style>
    <style:style style:name="Table1.A1" style:family="table-cell">
      <style:table-cell-properties style:vertical-align="bottom" fo:padding="0.0382in" fo:border-left="0.0007in solid #000000" fo:border-right="none" fo:border-top="0.0007in solid #000000" fo:border-bottom="0.0007in solid #000000"/>
    </style:style>
    <style:style style:name="Table1.B1" style:family="table-cell">
      <style:table-cell-properties style:vertical-align="bottom" fo:padding="0.0382in" fo:border="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B3" style:family="table-cell">
      <style:table-cell-properties fo:background-color="#f0fff0" fo:padding="0.0382in" fo:border-left="0.0007in solid #000000" fo:border-right="none" fo:border-top="none" fo:border-bottom="0.0007in solid #000000">
        <style:background-image/>
      </style:table-cell-properties>
    </style:style>
    <style:style style:name="Table1.C3" style:family="table-cell">
      <style:table-cell-properties fo:background-color="#fff0f0" fo:padding="0.0382in" fo:border-left="0.0007in solid #000000" fo:border-right="0.0007in solid #000000" fo:border-top="none" fo:border-bottom="0.0007in solid #000000">
        <style:background-image/>
      </style:table-cell-properties>
    </style:style>
    <style:style style:name="Table1.B4" style:family="table-cell">
      <style:table-cell-properties fo:background-color="#fff0f0" fo:padding="0.0382in" fo:border-left="0.0007in solid #000000" fo:border-right="none" fo:border-top="none" fo:border-bottom="0.0007in solid #000000">
        <style:background-image/>
      </style:table-cell-properties>
    </style:style>
    <style:style style:name="Table1.C4" style:family="table-cell">
      <style:table-cell-properties fo:background-color="#f0fff0" fo:padding="0.0382in" fo:border-left="0.0007in solid #000000" fo:border-right="0.0007in solid #000000" fo:border-top="none" fo:border-bottom="0.0007in solid #000000">
        <style:background-image/>
      </style:table-cell-properties>
    </style:style>
    <style:style style:name="Table2" style:family="table">
      <style:table-properties style:width="6.3924in" fo:margin-left="0.6021in" fo:margin-right="0.0056in" fo:margin-top="0in" fo:margin-bottom="0.1in" table:align="margins"/>
    </style:style>
    <style:style style:name="Table2.A" style:family="table-column">
      <style:table-column-properties style:column-width="1.1215in" style:rel-column-width="11497*"/>
    </style:style>
    <style:style style:name="Table2.B" style:family="table-column">
      <style:table-column-properties style:column-width="5.2708in" style:rel-column-width="54038*"/>
    </style:style>
    <style:style style:name="Table3" style:family="table">
      <style:table-properties style:width="6.3868in" fo:margin-left="0.6076in" fo:margin-right="0.0056in" table:align="margins"/>
    </style:style>
    <style:style style:name="Table3.A" style:family="table-column">
      <style:table-column-properties style:column-width="1.7958in" style:rel-column-width="18427*"/>
    </style:style>
    <style:style style:name="Table3.B" style:family="table-column">
      <style:table-column-properties style:column-width="4.591in" style:rel-column-width="47108*"/>
    </style:style>
    <style:style style:name="Table3.A1" style:family="table-cell">
      <style:table-cell-properties fo:padding-left="0in" fo:padding-right="0in" fo:padding-top="0in" fo:padding-bottom="0.0597in" fo:border="none"/>
    </style:style>
    <style:style style:name="Table4" style:family="table">
      <style:table-properties style:width="6.3924in" fo:margin-left="0.6021in" fo:margin-right="0.0056in" fo:margin-top="0in" fo:margin-bottom="0.1in" table:align="margins"/>
    </style:style>
    <style:style style:name="Table4.A" style:family="table-column">
      <style:table-column-properties style:column-width="1.8104in" style:rel-column-width="18560*"/>
    </style:style>
    <style:style style:name="Table4.B" style:family="table-column">
      <style:table-column-properties style:column-width="4.5819in" style:rel-column-width="46975*"/>
    </style:style>
    <style:style style:name="Table4.A1" style:family="table-cell">
      <style:table-cell-properties fo:padding-left="0in" fo:padding-right="0in" fo:padding-top="0in" fo:padding-bottom="0.0597in" fo:border="none"/>
    </style:style>
    <style:style style:name="P1"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Text_20_body">
      <style:paragraph-properties fo:text-align="center" style:justify-single-word="false"/>
    </style:style>
    <style:style style:name="P3" style:family="paragraph" style:parent-style-name="Table_20_Contents">
      <style:text-properties fo:font-size="11pt"/>
    </style:style>
    <style:style style:name="P4" style:family="paragraph" style:parent-style-name="Table_20_Contents">
      <style:paragraph-properties fo:text-align="center" style:justify-single-word="false"/>
      <style:text-properties style:font-name="Wingdings1" fo:font-size="14pt" fo:font-weight="bold" style:font-name-asian="Wingdings1" style:font-size-asian="14pt" style:font-weight-asian="bold" style:font-name-complex="Wingdings1" style:font-size-complex="14pt" style:font-weight-complex="bold"/>
    </style:style>
    <style:style style:name="P5" style:family="paragraph" style:parent-style-name="Table_20_Heading">
      <style:text-properties fo:font-size="11pt"/>
    </style:style>
    <style:style style:name="P6" style:family="paragraph" style:parent-style-name="Text_20_body" style:list-style-name="Hierarchical_20_-_20_1_2c__20_a_2c__20_i_2c__20_etc."/>
    <style:style style:name="P7" style:family="paragraph" style:parent-style-name="Contents_20_1">
      <style:paragraph-properties>
        <style:tab-stops>
          <style:tab-stop style:position="7in" style:type="right" style:leader-style="dotted" style:leader-text="."/>
        </style:tab-stops>
      </style:paragraph-properties>
    </style:style>
    <style:style style:name="P8" style:family="paragraph" style:parent-style-name="Contents_20_2">
      <style:paragraph-properties>
        <style:tab-stops>
          <style:tab-stop style:position="6.8035in" style:type="right" style:leader-style="dotted" style:leader-text="."/>
        </style:tab-stops>
      </style:paragraph-properties>
    </style:style>
    <style:style style:name="T1" style:family="text">
      <style:text-properties style:font-name="Wingdings" style:font-name-asian="Wingdings" style:font-name-complex="Wingding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cess Quality Simulator</text:p>
      <text:p text:style-name="P2"><text:a xlink:type="simple" xlink:href="mailto:someonesdad1@gmail.com">someonesdad1@gmail.com</text:a> <text:s/>22 Dec 2012</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3888_1112168496" text:style-name="Internet_20_link" text:visited-style-name="Internet_20_link">Introduction</text:a><text:tab/>1</text:p>
          <text:p text:style-name="P8"><text:a xlink:type="simple" xlink:href="#__RefHeading__3890_1112168496" text:style-name="Internet_20_link" text:visited-style-name="Internet_20_link">What is it?</text:a><text:tab/>1</text:p>
          <text:p text:style-name="P8"><text:a xlink:type="simple" xlink:href="#__RefHeading__3892_1112168496" text:style-name="Internet_20_link" text:visited-style-name="Internet_20_link">Why would I want to use it?</text:a><text:tab/>2</text:p>
          <text:p text:style-name="P8"><text:a xlink:type="simple" xlink:href="#__RefHeading__3894_1112168496" text:style-name="Internet_20_link" text:visited-style-name="Internet_20_link">What do I need to use it?</text:a><text:tab/>2</text:p>
          <text:p text:style-name="P8"><text:a xlink:type="simple" xlink:href="#__RefHeading__3896_1112168496" text:style-name="Internet_20_link" text:visited-style-name="Internet_20_link">Background</text:a><text:tab/>2</text:p>
          <text:p text:style-name="P8"><text:a xlink:type="simple" xlink:href="#__RefHeading__23080_737723685" text:style-name="Internet_20_link" text:visited-style-name="Internet_20_link">An observation</text:a><text:tab/>3</text:p>
          <text:p text:style-name="P7"><text:a xlink:type="simple" xlink:href="#__RefHeading__110548_2009126992" text:style-name="Internet_20_link" text:visited-style-name="Internet_20_link">Installation</text:a><text:tab/>3</text:p>
          <text:p text:style-name="P7"><text:a xlink:type="simple" xlink:href="#__RefHeading__110550_2009126992" text:style-name="Internet_20_link" text:visited-style-name="Internet_20_link">Examples</text:a><text:tab/>4</text:p>
          <text:p text:style-name="P8"><text:a xlink:type="simple" xlink:href="#__RefHeading__110552_2009126992" text:style-name="Internet_20_link" text:visited-style-name="Internet_20_link">Simplest example</text:a><text:tab/>4</text:p>
          <text:p text:style-name="P8"><text:a xlink:type="simple" xlink:href="#__RefHeading__110554_2009126992" text:style-name="Internet_20_link" text:visited-style-name="Internet_20_link">A more typical example</text:a><text:tab/>7</text:p>
          <text:p text:style-name="P7"><text:a xlink:type="simple" xlink:href="#__RefHeading__110556_2009126992" text:style-name="Internet_20_link" text:visited-style-name="Internet_20_link">Final comments</text:a><text:tab/>9</text:p>
          <text:p text:style-name="P8"><text:a xlink:type="simple" xlink:href="#__RefHeading__110558_2009126992" text:style-name="Internet_20_link" text:visited-style-name="Internet_20_link">Other distributions</text:a><text:tab/>10</text:p>
          <text:p text:style-name="P8"><text:a xlink:type="simple" xlink:href="#__RefHeading__111523_2009126992" text:style-name="Internet_20_link" text:visited-style-name="Internet_20_link">Papering the walls</text:a><text:tab/>10</text:p>
        </text:index-body>
      </text:table-of-content>
      <text:p text:style-name="Text_20_body"/>
      <text:h text:style-name="Heading_20_1" text:outline-level="1"><text:bookmark text:name="__RefHeading__3888_1112168496"/>Introduction<text:bookmark-end text:name="__RefHeading__3888_1112168496"/></text:h>
      <text:h text:style-name="Heading_20_2" text:outline-level="2"><text:bookmark text:name="__RefHeading__3890_1112168496"/>What is it?<text:bookmark-end text:name="__RefHeading__3890_1112168496"/></text:h>
      <text:p text:style-name="Text_20_body">The Process Quality Simulator (I'll call it PQS for short) is a python script that simulates a production process. <text:s/>What it simulates is the distribution of the product quality <text:span text:style-name="Important_20_-_20_blue">when measurement uncertainty is a significant fraction of the process standard deviation</text:span>.</text:p>
      <text:p text:style-name="Example">Here's an example. <text:s/>Suppose we have a process that makes widgets and suppose the stable production process distribution of the value of a quality parameter is normally-distributed with a mean of 1 and a standard deviation of 0.1. <text:s/>Further suppose the specification of a good part is when this quality parameter is in the interval [0.8, 1.1]. <text:s/>It's straightforward to calculate what fraction of the population is bad. <text:s/>Now, however, assume the measurement of the quality parameter also has an uncertainty standard deviation of 0.1. <text:s/>If you do sampling or 100% inspection of the parts from the production process, some parts will be misclassified. <text:s/>A good part with a "true" value of 1.099 of the quality parameter will be incorrectly classified as bad roughly half of the time. <text:s/>Analogously, a bad part with a "true" value of 1.101 of the quality parameter will be incorrectly classified as a good part about half the time. <text:s/></text:p>
      <text:p text:style-name="Text_20_body">From this example, you can see that the uncertainty of measurement can sometimes play a big role: <text:s/>here are the classifications that can occur:</text:p>
      <table:table table:name="Table1" table:style-name="Table1">
        <table:table-column table:style-name="Table1.A"/>
        <table:table-column table:style-name="Table1.B"/>
        <table:table-column table:style-name="Table1.C"/>
        <table:table-row>
          <table:table-cell table:style-name="Table1.A1" table:number-rows-spanned="2" office:value-type="string">
            <text:p text:style-name="P5">Part measures:</text:p>
          </table:table-cell>
          <table:table-cell table:style-name="Table1.B1" table:number-columns-spanned="2" office:value-type="string">
            <text:p text:style-name="P5">Part is actually:</text:p>
          </table:table-cell>
          <table:covered-table-cell/>
        </table:table-row>
        <table:table-row>
          <table:covered-table-cell/>
          <table:table-cell table:style-name="Table1.B2" office:value-type="string">
            <text:p text:style-name="Table_20_Heading">Good</text:p>
          </table:table-cell>
          <table:table-cell table:style-name="Table1.C2" office:value-type="string">
            <text:p text:style-name="Table_20_Heading">Bad</text:p>
          </table:table-cell>
        </table:table-row>
        <table:table-row>
          <table:table-cell table:style-name="Table1.B2" office:value-type="string">
            <text:p text:style-name="P3">Good</text:p>
          </table:table-cell>
          <table:table-cell table:style-name="Table1.B3" office:value-type="string">
            <text:p text:style-name="P4"></text:p>
          </table:table-cell>
          <table:table-cell table:style-name="Table1.C3" office:value-type="string">
            <text:p text:style-name="P4"></text:p>
          </table:table-cell>
        </table:table-row>
        <table:table-row>
          <table:table-cell table:style-name="Table1.B2" office:value-type="string">
            <text:p text:style-name="P3">Bad</text:p>
          </table:table-cell>
          <table:table-cell table:style-name="Table1.B4" office:value-type="string">
            <text:p text:style-name="P4"></text:p>
          </table:table-cell>
          <table:table-cell table:style-name="Table1.C4" office:value-type="string">
            <text:p text:style-name="P4"></text:p>
          </table:table-cell>
        </table:table-row>
      </table:table>
      <text:p text:style-name="Text_20_body">If we're responsible for the behavior of the process, we'd like to know about the parts that get misclassified (shown in the table in pink), as these lead to <text:span text:style-name="Important_20_-_20_blue">good parts getting thrown away</text:span> (yield <text:soft-page-break/>loss) and <text:span text:style-name="Important_20_-_20_blue">the customer getting bad parts</text:span> (poor customer quality). <text:s/>Statisticians label these classification errors as type 1 and type 2 errors (which number is used depends on the hypothesis being tested), but we'll call them <text:span text:style-name="Important_20_-_20_blue">producer's risk</text:span> and <text:span text:style-name="Important_20_-_20_blue">consumer's risk</text:span>, as that's what they are typically called in a manufacturing environment. <text:s/></text:p>
      <text:p text:style-name="Text_20_body">The case of negligible measurement error can be handled by just looking up the appropriate percentage points for the production distribution. <text:s/>But when the measurement uncertainty is a significant fraction of the process standard deviation, calculating the type 1 and type 2 errors can be mathematically more difficult. <text:s/>Monte Carlo simulation becomes a good tool to calculate these numbers -- and that's how the PQS module calculates the numbers used in its report and plots.</text:p>
      <text:h text:style-name="Heading_20_2" text:outline-level="2"><text:bookmark text:name="__RefHeading__3892_1112168496"/>Why would I want to use it?<text:bookmark-end text:name="__RefHeading__3892_1112168496"/></text:h>
      <text:p text:style-name="Text_20_body">The PQS module is aimed at production engineers and managers who want a simple-to-use tool to help them decide where they should put their efforts to improve the quality of a process. <text:s/>The tool can also help quantify what benefits will be reaped if the improvements are successful.</text:p>
      <text:p text:style-name="Text_20_body">The core code was written to be clear and well-documented, so it should be straightforward to modify things if you want to change the simulation. <text:s/>More importantly, it should be simple enough for a technically-inclined decision-maker to use the simulation and understand how it works by reading the code. <text:s/>A problem with computer models is it can be difficult to convince the decision makers that they should believe the results coming from the models.</text:p>
      <text:h text:style-name="Heading_20_2" text:outline-level="2"><text:bookmark text:name="__RefHeading__3894_1112168496"/>What do I need to use it?<text:bookmark-end text:name="__RefHeading__3894_1112168496"/></text:h>
      <text:p text:style-name="Text_20_body">Besides the files in the <text:span text:style-name="Code">pqs.zip</text:span> package, you'll need to download and install some freely-available tools:</text:p>
      <table:table table:name="Table2" table:style-name="Table2">
        <table:table-column table:style-name="Table2.A"/>
        <table:table-column table:style-name="Table2.B"/>
        <table:table-row>
          <table:table-cell office:value-type="string">
            <text:p text:style-name="Table_20_Contents">python</text:p>
          </table:table-cell>
          <table:table-cell office:value-type="string">
            <text:p text:style-name="Table_20_Contents">A general-purpose programming language. <text:s/>See <text:a xlink:type="simple" xlink:href="http://www.python.org/">http://www.python.org/</text:a>.</text:p>
          </table:table-cell>
        </table:table-row>
        <table:table-row>
          <table:table-cell office:value-type="string">
            <text:p text:style-name="Table_20_Contents">numpy</text:p>
          </table:table-cell>
          <table:table-cell office:value-type="string">
            <text:p text:style-name="Table_20_Contents">An array processing library for python. <text:s/>See <text:a xlink:type="simple" xlink:href="http://www.scipy.org/">http://www.scipy.org/</text:a>.</text:p>
          </table:table-cell>
        </table:table-row>
      </table:table>
      <text:h text:style-name="Heading_20_2" text:outline-level="2"><text:bookmark text:name="__RefHeading__3896_1112168496"/>Background<text:bookmark-end text:name="__RefHeading__3896_1112168496"/></text:h>
      <text:p text:style-name="Text_20_body">In the early 1980's, I worked in R&amp;D in a division of a large US corporation producing thin film electronic devices. <text:s/>We had a significant investment in engineers who designed and built test equipment to test the devices we made because such tools couldn't be purchased. <text:s/>One of the characteristics of producing these high-tech thin film devices was that a number of the quality parameters had non-trivial measurement uncertainties associated with them.</text:p>
      <text:p text:style-name="Text_20_body">At the time, I was concerned about the reliability and quality that our envisioned production processes would produce and tried to predict them. <text:s/>While I was able to write down the formal equations for the composite quality, they were analytically intractable, so I resorted to a Monte Carlo simulation to predict the required results (the computers available to us at the time were somewhere between 10 and 100 times slower than the PC I have on my desk today, so these simulations took substantially more time and programming work than they do today). <text:s/>At the time, I had other responsibilities and didn't have time to work on this process quality estimation. <text:s/>However, because I was interested in the problem and its answer, I worked on the problem at home and generated a software package to make the calculations and report the results. <text:s/>The company I worked for gave me permission to produce the software as a product to sell on my own if I wished. <text:s/>A friend and I packaged it up and made a small effort to sell it, but we were a decade or two ahead of the time when people started to focus on quality more, so nothing became of it (besides, both of us had full-time jobs doing other things).</text:p>
      <text:p text:style-name="Text_20_body">I felt it was time to rewrite this simulator in python and make it available to anyone who wants it. <text:s/>If you're a programmer, take a look at the core code (in <text:span text:style-name="Code">manufacturing.py</text:span>), as it's pretty simple -- and you could modify things pretty easily to handle more sophisticated simulations (however, read the next section before making changes).</text:p>
      <text:h text:style-name="Heading_20_2" text:outline-level="2"><text:bookmark text:name="__RefHeading__23080_737723685"/><text:soft-page-break/>An observation<text:bookmark-end text:name="__RefHeading__23080_737723685"/></text:h>
      <text:p text:style-name="Text_20_body">The simulation handles one quality parameter. <text:s/>While some people would think this is inadequate for a modern high-tech production process, consider the following observations: <text:s/></text:p>
      <text:list xml:id="list35151468" text:style-name="Hierarchical_20_-_20_1_2c__20_a_2c__20_i_2c__20_etc.">
        <text:list-item>
          <text:p text:style-name="P6">The Pareto principle (the vital few and trivial many) virtually always applies to production processes: <text:s/>your yield or quality problem that your management or customer wants fixed is due to a problem with only one quality parameter.</text:p>
        </text:list-item>
        <text:list-item>
          <text:p text:style-name="P6">Accurately modeling a complete process would require knowing the distributions of the quality parameters and their uncertainties. <text:s/>More importantly, you have to know the <text:span text:style-name="Important_20_-_20_blue">joint</text:span> distributions to predict things accurately, as things are often correlated. <text:s/>In a complex process with lots of people and machines, the effort to know these distributions can be excessive (and the information can be out-of-date rather quickly). <text:s/>A wise production manager wouldn't let such an effort be undertaken unless he/she could be convinced there would be a significant return on investment.</text:p>
        </text:list-item>
      </text:list>
      <text:p text:style-name="Text_20_body">Thus, I think PQS is a suitable tool for almost any production process, at least to give you a high-level understanding of your process capability and to quantitatively answer questions like "What would be the impact of increasing the part specification width by 30%?".</text:p>
      <text:p text:style-name="Text_20_body">Here's another thing to consider if you're trying to convince people to take (or not take) some action based on some modeling. <text:s/>One of the traps a modeling beginner can fall into is to make the assumption that every detail of the process needs to be included in the model. <text:s/>This can lead to long development times and complicated code and, most importantly, makes it harder to validate the model. <text:s/>Always start with a simple model and see what insight you can get with it.</text:p>
      <text:p text:style-name="Text_20_body">For an experienced manager or engineer to want to use a model, probably their first requirement of the model is that <text:span text:style-name="Important_20_-_20_blue">it must correctly model situations they know the answer to</text:span>. <text:s/>If the model falls on its face at this point, it's doomed. <text:s/>And once you've lost credibility, it's terribly hard to gain it back. <text:s/>On the other hand, if you can get the right answers to simple situations and the model leads to new insights or understanding, it will be valued and used. <text:s/>I believe the <text:span text:style-name="Code">pqs.py</text:span> script is a simple enough tool for someone to understand how it works, it's easy to verify known situations, and it will lead to quantitative insights in managing a real-world process. <text:s/>I've used this modeling technique myself when I was a process engineer in a high-tech fab similar to a semiconductor fab.</text:p>
      <text:p text:style-name="Text_20_body">I wrote the code with lots of comments in it. <text:s/>This was to help the person using the tool understand what is going on in the code. <text:s/>Hopefully, the <text:span text:style-name="Code">pqs.py</text:span> script is simple enough that you could even give it to one of the decision-makers and let them play with it and understand it. <text:s/>I know from first-hand experience both as an engineer and manager that decision makers will not believe a computer model or simulation unless they've seen and/or done some significant validation work. <text:s/>In fact, I'd say the validation work is the most important aspect of model development -- if it's not validated, it won't be used -- and then the resources used to develop the model were wasted (nobody wants that on their conscious).</text:p>
      <text:h text:style-name="Heading_20_1" text:outline-level="1"><text:bookmark text:name="__RefHeading__110548_2009126992"/>Installation<text:bookmark-end text:name="__RefHeading__110548_2009126992"/></text:h>
      <text:p text:style-name="Text_20_body">The <text:span text:style-name="Code">pqs.zip</text:span> file from <text:a xlink:type="simple" xlink:href="http://code.google.com/p/hobbyutil/">http://code.google.com/p/hobbyutil/</text:a> contains the following files:</text:p>
      <table:table table:name="Table3" table:style-name="Table3">
        <table:table-column table:style-name="Table3.A"/>
        <table:table-column table:style-name="Table3.B"/>
        <table:table-row>
          <table:table-cell table:style-name="Table3.A1" office:value-type="string">
            <text:p text:style-name="Table_20_Contents"><text:span text:style-name="Code">manufacture.py</text:span></text:p>
          </table:table-cell>
          <table:table-cell table:style-name="Table3.A1" office:value-type="string">
            <text:p text:style-name="Table_20_Contents">The python module that does the core part of the simulation.</text:p>
          </table:table-cell>
        </table:table-row>
        <table:table-row>
          <table:table-cell table:style-name="Table3.A1" office:value-type="string">
            <text:p text:style-name="Table_20_Contents"><text:span text:style-name="Code">pqs.py</text:span></text:p>
          </table:table-cell>
          <table:table-cell table:style-name="Table3.A1" office:value-type="string">
            <text:p text:style-name="Table_20_Contents">The python script used to run the simulation.</text:p>
          </table:table-cell>
        </table:table-row>
        <table:table-row>
          <table:table-cell table:style-name="Table3.A1" office:value-type="string">
            <text:p text:style-name="Table_20_Contents"><text:span text:style-name="Code">ProcessSimulator.pdf</text:span></text:p>
          </table:table-cell>
          <table:table-cell table:style-name="Table3.A1" office:value-type="string">
            <text:p text:style-name="Table_20_Contents">The documentation file you're reading.</text:p>
          </table:table-cell>
        </table:table-row>
        <table:table-row>
          <table:table-cell table:style-name="Table3.A1" office:value-type="string">
            <text:p text:style-name="Table_20_Contents"><text:span text:style-name="Code">sig.py</text:span></text:p>
          </table:table-cell>
          <table:table-cell table:style-name="Table3.A1" office:value-type="string">
            <text:p text:style-name="Table_20_Contents">Module used for output of numbers using significant figures.</text:p>
          </table:table-cell>
        </table:table-row>
      </table:table>
      <text:p text:style-name="Text_20_body">You'll need to download some freely-available tools:</text:p>
      <table:table table:name="Table4" table:style-name="Table4">
        <table:table-column table:style-name="Table4.A"/>
        <table:table-column table:style-name="Table4.B"/>
        <table:table-row>
          <table:table-cell table:style-name="Table4.A1" office:value-type="string">
            <text:p text:style-name="Table_20_Contents">python</text:p>
          </table:table-cell>
          <table:table-cell table:style-name="Table4.A1" office:value-type="string">
            <text:p text:style-name="Table_20_Contents">A general-purpose programming language. <text:s/>See <text:soft-page-break/><text:a xlink:type="simple" xlink:href="http://www.python.org/">http://www.python.org/</text:a>.</text:p>
          </table:table-cell>
        </table:table-row>
        <table:table-row>
          <table:table-cell table:style-name="Table4.A1" office:value-type="string">
            <text:p text:style-name="Table_20_Contents">numpy</text:p>
          </table:table-cell>
          <table:table-cell table:style-name="Table4.A1" office:value-type="string">
            <text:p text:style-name="Table_20_Contents">An array processing library for python. <text:s/>See <text:a xlink:type="simple" xlink:href="http://www.scipy.org/">http://www.scipy.org/</text:a>.</text:p>
          </table:table-cell>
        </table:table-row>
      </table:table>
      <text:p text:style-name="Text_20_body">Install the needed python programming language and libraries as instructed by the installation programs. <text:s/>I recommend that you don't use any space characters in the path to python and the libraries (this can create headaches on some systems).</text:p>
      <text:p text:style-name="Text_20_body">Then copy the python scripts to a convenient directory and run <text:span text:style-name="Code">pqs.py</text:span> in a console window by typing </text:p>
      <text:p text:style-name="Code_20_end">python pqs.py</text:p>
      <text:p text:style-name="Text_20_body">You should see the usage statement for the program. <text:s/>If you get this far, then you can run the examples in the following sections.</text:p>
      <text:h text:style-name="Heading_20_1" text:outline-level="1"><text:bookmark text:name="__RefHeading__110550_2009126992"/>Examples<text:bookmark-end text:name="__RefHeading__110550_2009126992"/></text:h>
      <text:h text:style-name="Heading_20_2" text:outline-level="2"><text:bookmark text:name="__RefHeading__110552_2009126992"/>Simplest example<text:bookmark-end text:name="__RefHeading__110552_2009126992"/></text:h>
      <text:p text:style-name="Text_20_body">When you run the <text:span text:style-name="Code">pqs.py</text:span> script, you need to give it a file on the command line that contains the process and financial components of the model. <text:s/>If you're starting from scratch, run the command </text:p>
      <text:p text:style-name="Code_20_end">python pqs.py -c</text:p>
      <text:p text:style-name="Text_20_body">and a template of this file is printed to stdout. <text:s/>Save it to a file, modify the settings, and run the simulation. <text:s/></text:p>
      <text:p text:style-name="Text_20_body">The simulation runs by "manufacturing" parts in lots of a specified size. <text:s/>This was done with the anticipation that a user might want to modify the 100% inspection policy to using sampling inspection instead. <text:s/>If you're interested in getting results quickly with 100% inspection, set the <text:span text:style-name="Code">NumberOfLots</text:span> to 1 and the <text:span text:style-name="Code">PartsPerLot</text:span> to the total number of parts you want to produce. <text:s/>On my older computer and using normal distributions, the simulation can make over a million parts and complete the report in under a second<text:note text:id="ftn1" text:note-class="footnote"><text:note-citation>1</text:note-citation><text:note-body><text:p text:style-name="Footnote">This is because most of the work is done by numpy in compiled C code.</text:p></text:note-body></text:note>. <text:s/>If I change to 1000 lots of 1000 parts each, the simulation run time goes up by nearly an order of magnitude.</text:p>
      <text:p text:style-name="Text_20_body">If you run the command <text:span text:style-name="Code">python pqs.py -c</text:span> and put the results into a file <text:span text:style-name="Code">data_file</text:span>, the file <text:span text:style-name="Code">data_file</text:span> will have the contents</text:p>
      <text:p text:style-name="Code"># This is a template of the initialization file needed for the use of</text:p>
      <text:p text:style-name="Code"># the pqs.py process simulation script. <text:s/>The lines in this file are</text:p>
      <text:p text:style-name="Code"># valid python statements and will be run by the simulation script to</text:p>
      <text:p text:style-name="Code"># define the simulation's variables. <text:s/>This file can only have blank</text:p>
      <text:p text:style-name="Code"># lines, comments, and assignment statements.</text:p>
      <text:p text:style-name="Code"/>
      <text:p text:style-name="Code"># Process variables</text:p>
      <text:p text:style-name="Code"/>
      <text:p text:style-name="Code"><text:s text:c="4"/># The script is set up to use numpy's normal distribution for both</text:p>
      <text:p text:style-name="Code"><text:s text:c="4"/># the process distribution and the measurement uncertainty</text:p>
      <text:p text:style-name="Code"><text:s text:c="4"/># distribution. <text:s/>If you want to use other distributions, you'll</text:p>
      <text:p text:style-name="Code"><text:s text:c="4"/># need to use or create a function that takes a mean, standard</text:p>
      <text:p text:style-name="Code"><text:s text:c="4"/># deviation, and number of parts to make and returns a numpy array</text:p>
      <text:p text:style-name="Code"><text:s text:c="4"/># of the generated random numbers.</text:p>
      <text:p text:style-name="Code"><text:s text:c="4"/>ProcessDistribution = normal</text:p>
      <text:p text:style-name="Code"><text:s text:c="4"/>ProcessDistributionName = "normal"</text:p>
      <text:p text:style-name="Code"/>
      <text:p text:style-name="Code"><text:s text:c="4"/># Process mean</text:p>
      <text:p text:style-name="Code"><text:s text:c="4"/>ProcessMu = 0</text:p>
      <text:p text:style-name="Code"/>
      <text:p text:style-name="Code"><text:s text:c="4"/># Process standard deviation</text:p>
      <text:p text:style-name="Code"><text:s text:c="4"/>ProcessSigma = 1</text:p>
      <text:p text:style-name="Code"/>
      <text:p text:style-name="Code"><text:soft-page-break/><text:s text:c="4"/># The measurement uncertainty associated with each measurement is</text:p>
      <text:p text:style-name="Code"><text:s text:c="4"/># also a random variable.</text:p>
      <text:p text:style-name="Code"><text:s text:c="4"/>MeasurementDistribution = normal</text:p>
      <text:p text:style-name="Code"><text:s text:c="4"/>MeasurementDistributionName = "normal"</text:p>
      <text:p text:style-name="Code"/>
      <text:p text:style-name="Code"><text:s text:c="4"/># Measurement uncertainty distribution mean; note this is really a</text:p>
      <text:p text:style-name="Code"><text:s text:c="4"/># measurement bias (and is so indicated in the report)</text:p>
      <text:p text:style-name="Code"><text:s text:c="4"/>MeasurementMu = 0</text:p>
      <text:p text:style-name="Code"/>
      <text:p text:style-name="Code"><text:s text:c="4"/># Measurement uncertainty distribution standard deviation</text:p>
      <text:p text:style-name="Code"><text:s text:c="4"/>MeasurementSigma = 1e-10</text:p>
      <text:p text:style-name="Code"/>
      <text:p text:style-name="Code"><text:s text:c="4"/># For speed, make 1 lot and put all the production parts needed</text:p>
      <text:p text:style-name="Code"><text:s text:c="4"/># into that lot. <text:s/>The only reason to do otherwise is if you want</text:p>
      <text:p text:style-name="Code"><text:s text:c="4"/># to change the manufacturing.py script to do sampling inspection.</text:p>
      <text:p text:style-name="Code"><text:s text:c="4"/>NumberOfLots = 1</text:p>
      <text:p text:style-name="Code"><text:s text:c="4"/>PartsPerLot = 100000</text:p>
      <text:p text:style-name="Code"/>
      <text:p text:style-name="Code"><text:s text:c="4"/># These two numbers determine the interval within which a good</text:p>
      <text:p text:style-name="Code"><text:s text:c="4"/># part lies. <text:s/>Note: <text:s/>these default values should produce a </text:p>
      <text:p text:style-name="Code"><text:s text:c="4"/># report that has no misclassified parts (i.e., no producer's or</text:p>
      <text:p text:style-name="Code"><text:s text:c="4"/># consumer risk) and a 10% yield loss (-1.64485 is the z-score for</text:p>
      <text:p text:style-name="Code"><text:s text:c="4"/># 0.05).</text:p>
      <text:p text:style-name="Code"><text:s text:c="4"/>Specification = (-1.64485, 1.64485)</text:p>
      <text:p text:style-name="Code"/>
      <text:p text:style-name="Code"># Financial information. <text:s/>Note that the simulation and the report</text:p>
      <text:p text:style-name="Code"># printed to stdout don't make any assumptions about the monetary</text:p>
      <text:p text:style-name="Code"># units.</text:p>
      <text:p text:style-name="Code"/>
      <text:p text:style-name="Code"><text:s text:c="4"/># The following cost is the direct manufacturing cost of a single</text:p>
      <text:p text:style-name="Code"><text:s text:c="4"/># part. <text:s/>It includes e.g. the raw material, manufacturing cost,</text:p>
      <text:p text:style-name="Code"><text:s text:c="4"/># and direct labor.</text:p>
      <text:p text:style-name="Code"><text:s text:c="4"/>CostToProducePart = 1</text:p>
      <text:p text:style-name="Code"/>
      <text:p text:style-name="Code"><text:s text:c="4"/># The following costs are incurred during the stated action.</text:p>
      <text:p text:style-name="Code"><text:s text:c="4"/>CostToTestPart = 0</text:p>
      <text:p text:style-name="Code"><text:s text:c="4"/>CostToShipPart = 0</text:p>
      <text:p text:style-name="Code"><text:s text:c="4"/>CostToScrapPart = 0</text:p>
      <text:p text:style-name="Code"/>
      <text:p text:style-name="Code"><text:s text:c="4"/># The following is a variable overhead cost associated with each</text:p>
      <text:p text:style-name="Code"><text:s text:c="4"/># part. <text:s/>The total overhead cost in this category is calculated by</text:p>
      <text:p text:style-name="Code"><text:s text:c="4"/># multiplying by the number of parts produced.</text:p>
      <text:p text:style-name="Code"><text:s text:c="4"/>CostVariableOverhead = 0</text:p>
      <text:p text:style-name="Code"/>
      <text:p text:style-name="Code"><text:s text:c="4"/># The fixed overhead is an amount of money that is needed to make</text:p>
      <text:p text:style-name="Code"><text:s text:c="4"/># the production run, regardless of the number of parts made.</text:p>
      <text:p text:style-name="Code"><text:s text:c="4"/># Things that are lumped in this category can be things like</text:p>
      <text:p text:style-name="Code"><text:s text:c="4"/># floorspace, depreciation, engineering/management salaries,</text:p>
      <text:p text:style-name="Code"><text:s text:c="4"/># corporate charges, etc.</text:p>
      <text:p text:style-name="Code"><text:s text:c="4"/>CostFixedOverhead = 0</text:p>
      <text:p text:style-name="Code"/>
      <text:p text:style-name="Code"><text:s text:c="4"/># The selling price is what the part is sold to the customer for.</text:p>
      <text:p text:style-name="Code"><text:s text:c="4"/>SellingPricePerPart = 2</text:p>
      <text:p text:style-name="Code"/>
      <text:p text:style-name="Code"><text:s text:c="4"/># When a bad part is shipped (i.e., a part with its quality</text:p>
      <text:p text:style-name="Code"><text:s text:c="4"/># parameter outside the specification limits), the part is assumed</text:p>
      <text:p text:style-name="Code"><text:s text:c="4"/># to fail in the customer's environment and cause the customer to</text:p>
      <text:p text:style-name="Code"><text:s text:c="4"/># incur the following cost.</text:p>
      <text:p text:style-name="Code"><text:s text:c="4"/>CustomerCostPerBadPart = 0</text:p>
      <text:p text:style-name="Code"/>
      <text:p text:style-name="Code"># General items</text:p>
      <text:p text:style-name="Code"><text:s text:c="4"/># The Title is a string that will be displayed centered at the</text:p>
      <text:p text:style-name="Code"><text:s text:c="4"/># beginning of the report.</text:p>
      <text:p text:style-name="Code"><text:s text:c="4"/>Title = ""</text:p>
      <text:p text:style-name="Code"/>
      <text:p text:style-name="Code"><text:s text:c="4"/># You can control the number of significant figures that the</text:p>
      <text:p text:style-name="Code"><text:s text:c="4"/># process characteristics, yields, etc. are printed with.</text:p>
      <text:p text:style-name="Code_20_end"><text:s text:c="4"/>SignificantDigits = 3</text:p>
      <text:p text:style-name="Text_20_body"><text:soft-page-break/>If you then run the command <text:span text:style-name="Code">python pqs.py -s 0 data_file</text:span>, you'll get the following report to stdout (the leading line of the date has been chopped off and the lines have been numbered):</text:p>
      <text:p text:style-name="Code"><text:s/>1 <text:s text:c="35"/>Seed = 0 <text:s text:c="35"/></text:p>
      <text:p text:style-name="Code"><text:s/>2 </text:p>
      <text:p text:style-name="Code"><text:s/>3 Source files and their hashes</text:p>
      <text:p text:style-name="Code"><text:s/>4 -----------------------------</text:p>
      <text:p text:style-name="Code"><text:s/>5 <text:s text:c="2"/>aa801b541c4da31ce433ca89ddd7df9f D:/p/math/ProcessAnalyzer/manufacture.py</text:p>
      <text:p text:style-name="Code"><text:s/>6 <text:s text:c="2"/>1f53fb07fe3cd47593b039a29e912b1b D:/p/math/ProcessAnalyzer/pqs.py</text:p>
      <text:p text:style-name="Code"><text:s/>7 </text:p>
      <text:p text:style-name="Code"><text:s/>8 Process characteristics <text:s text:c="19"/>(3 significant figures)</text:p>
      <text:p text:style-name="Code"><text:s/>9 -----------------------</text:p>
      <text:p text:style-name="Code">10 <text:s text:c="2"/>Distributions</text:p>
      <text:p text:style-name="Code">11 <text:s text:c="4"/>Process <text:s text:c="4"/>= normal</text:p>
      <text:p text:style-name="Code">12 <text:s text:c="4"/>Measurement = normal</text:p>
      <text:p text:style-name="Code">13 <text:s text:c="2"/>Process mean <text:s text:c="40"/>0.00</text:p>
      <text:p text:style-name="Code">14 <text:s text:c="2"/>Process standard deviation <text:s text:c="26"/>1.00 </text:p>
      <text:p text:style-name="Code">15 <text:s text:c="2"/>Measurement bias <text:s text:c="36"/>0.00 </text:p>
      <text:p text:style-name="Code">16 <text:s text:c="2"/>Measurement standard deviation <text:s text:c="18"/>1.00e-10</text:p>
      <text:p text:style-name="Code">17 <text:s text:c="2"/>Part acceptance interval <text:s text:c="19"/>[-1.64, 1.64]</text:p>
      <text:p text:style-name="Code">18 <text:s text:c="2"/>Number of lots made <text:s text:c="36"/>1</text:p>
      <text:p text:style-name="Code">19 <text:s text:c="2"/>Parts per lot <text:s text:c="36"/>100,000</text:p>
      <text:p text:style-name="Code">20 </text:p>
      <text:p text:style-name="Code">21 True (unknowable) process output</text:p>
      <text:p text:style-name="Code">22 --------------------------------</text:p>
      <text:p text:style-name="Code">23 <text:s text:c="2"/>Total parts made <text:s text:c="9"/>100,000</text:p>
      <text:p text:style-name="Code">24 <text:s text:c="2"/>Actual good <text:s text:c="15"/>90,009 <text:s text:c="3"/>(90.0% of total)</text:p>
      <text:p text:style-name="Code">25 <text:s text:c="2"/>Actual bad <text:s text:c="17"/>9,991 <text:s text:c="3"/>(9.99% of total)</text:p>
      <text:p text:style-name="Code">26 </text:p>
      <text:p text:style-name="Code">27 What the testing process determined</text:p>
      <text:p text:style-name="Code">28 -----------------------------------</text:p>
      <text:p text:style-name="Code">29 <text:s text:c="2"/>Good tested good <text:s text:c="10"/>90,009 <text:s/>90.0%</text:p>
      <text:p text:style-name="Code">30 <text:s text:c="2"/>Good tested bad <text:s text:c="16"/>0 <text:s/>0.00% <text:s/>&lt;-- Producer's risk</text:p>
      <text:p text:style-name="Code">31 <text:s text:c="2"/>Bad <text:s/>tested good <text:s text:c="15"/>0 <text:s/>0.00% <text:s/>&lt;-- Consumer's risk</text:p>
      <text:p text:style-name="Code">32 <text:s text:c="2"/>Bad <text:s/>tested bad <text:s text:c="12"/>9,991 <text:s/>9.99%</text:p>
      <text:p text:style-name="Code">33 <text:s text:c="2"/>Process mean <text:s text:c="13"/>0.00682</text:p>
      <text:p text:style-name="Code">34 <text:s text:c="2"/>Process std dev <text:s text:c="12"/>0.999</text:p>
      <text:p text:style-name="Code">35 <text:s text:c="2"/>Min, max measured <text:s text:c="3"/>[-4.40, 4.66]</text:p>
      <text:p text:style-name="Code">36 </text:p>
      <text:p text:style-name="Code">37 Production results</text:p>
      <text:p text:style-name="Code">38 ------------------</text:p>
      <text:p text:style-name="Code">39 <text:s text:c="2"/>Parts shipped <text:s text:c="13"/>90,009 <text:s/>0.00% of these are bad parts</text:p>
      <text:p text:style-name="Code">40 <text:s text:c="2"/>Parts scrapped <text:s text:c="13"/>9,991 <text:s/>0.00% of these are good parts</text:p>
      <text:p text:style-name="Code">41 <text:s text:c="2"/>Yield <text:s text:c="13"/>actual = 90.0%, measured = 90.0%</text:p>
      <text:p text:style-name="Code">42 <text:s text:c="2"/>Scrapped <text:s text:c="10"/>actual = 9.99%, measured = 9.99%</text:p>
      <text:p text:style-name="Code">43 </text:p>
      <text:p text:style-name="Code">44 Money <text:s text:c="29"/>Amount <text:s text:c="3"/>Cost per part</text:p>
      <text:p text:style-name="Code">45 ----- <text:s text:c="26"/>--------- <text:s text:c="3"/>-------------</text:p>
      <text:p text:style-name="Code">46 <text:s text:c="2"/>Production cost <text:s text:c="16"/>100,000 <text:s text:c="7"/>1.000 <text:s text:c="2"/></text:p>
      <text:p text:style-name="Code">47 <text:s text:c="2"/>Testing cost <text:s text:c="25"/>0 <text:s text:c="7"/>0.000 <text:s text:c="2"/></text:p>
      <text:p text:style-name="Code">48 <text:s text:c="2"/>Shipment cost <text:s text:c="24"/>0 <text:s text:c="7"/>0.000 <text:s text:c="2"/></text:p>
      <text:p text:style-name="Code">49 <text:s text:c="2"/>Cost to scrap <text:s text:c="24"/>0 <text:s text:c="7"/>0.000 <text:s text:c="2"/></text:p>
      <text:p text:style-name="Code">50 <text:s text:c="2"/>Variable overhead cost <text:s text:c="15"/>0 <text:s text:c="7"/>0.000 <text:s text:c="2"/></text:p>
      <text:p text:style-name="Code">51 <text:s text:c="2"/>Fixed overhead cost <text:s text:c="18"/>0 <text:s text:c="7"/>0.000 <text:s text:c="2"/></text:p>
      <text:p text:style-name="Code">52 <text:s text:c="32"/>--------- <text:s text:c="4"/>--------</text:p>
      <text:p text:style-name="Code">53 <text:s text:c="2"/>Total production cost <text:s text:c="10"/>100,000 <text:s text:c="7"/>1.000 (per part started)</text:p>
      <text:p text:style-name="Code">54 <text:s text:c="49"/>1.111 (per part shipped)</text:p>
      <text:p text:style-name="Code">55 <text:s text:c="2"/>Revenue <text:s text:c="24"/>180,018 <text:s text:c="7"/>2.000 selling price</text:p>
      <text:p text:style-name="Code">56 <text:s text:c="2"/>Gross profit <text:s text:c="20"/>80,018 <text:s text:c="6"/></text:p>
      <text:p text:style-name="Code">57 <text:s text:c="2"/>% gross profit <text:s text:c="20"/>44.4% <text:s text:c="3"/></text:p>
      <text:p text:style-name="Code_20_end">58 <text:s text:c="2"/>Customer's loss <text:s text:c="22"/>0 <text:s text:c="7"/>0.000 (per received part)</text:p>
      <text:p text:style-name="Text_20_body">Line 1 gives the seed used for this simulation. <text:s/>The seed is the string used with the <text:span text:style-name="Code">-s</text:span> option on the command line (in this case it was <text:span text:style-name="Code">0</text:span>). <text:s/>Using the <text:span text:style-name="Code">-s</text:span> option allows you to generate the same stream of random numbers in the simulation; thus, if you use the same <text:span text:style-name="Code">data_file</text:span>, you should get the same numbers in the output. <text:s/>A title and time/date lines were deleted from the output prior to the seed line, as they will differ from what you see.</text:p>
      <text:p text:style-name="Text_20_body"><text:soft-page-break/>Lines 3-6 give MD5 hashes of the two files that make up the script. <text:s/>This output is present to document which version of the scripts were used to generate the output. <text:s/>Of course, you can't identify the files from the hash, so you would be wise to keep the different revisions in a revision control system. <text:s/>Comments at the end of this document indicate how I would change things in a real production environment to know which revision the simulation was run with.</text:p>
      <text:p text:style-name="Text_20_body">Lines 8-19 give the process characteristics. <text:s/>For this example, the acceptance interval is chosen to be <text:span text:style-name="Code">[-z, z]</text:span> where z is a normal deviate such that the area under the normal curve between these two limits is 0.90. <text:s/>The measurement standard deviation is set to a negligibly small number (the numpy <text:span text:style-name="Code">normal</text:span> function won't accept an argument of zero).</text:p>
      <text:p text:style-name="Text_20_body">Lines 21-25 give the fraction of parts produced that were good and bad. <text:s/>These are the "true" values from the process distribution before the measurement uncertainty random number is added in (and are unknowable in principle unless the measurement uncertainty is a tiny fraction of the process standard deviation). <text:s/>You can see that the process' true yield is indeed 90%. <text:s/>These lines tell you about the absolute best behavior you could get from this manufacturing process. <text:s/>Including the measurement of the quality parameter and the subsequent classification of good and bad parts is only going to make the output worse (i.e., increase the number of good parts you throw away and bad parts that you unknowingly ship to your customer).</text:p>
      <text:p text:style-name="Text_20_body">Lines 27-35 show how the measurement has classified the parts. <text:s/>Because there is no measurement uncertainty in this example, consumer's and producer's risks are zero. <text:s/>The measured process mean and standard deviation are close to the true values as set in the <text:span text:style-name="Code">data_file</text:span>.</text:p>
      <text:p text:style-name="Text_20_body">Lines 37-42 show what parts are shipped and scrapped. <text:s/>If there was concommitant measurement uncertainty, the measured yield and scrap values would differ from the actual yield and scrap values.</text:p>
      <text:p text:style-name="Text_20_body">Lines 44-58 show the monetary aspects of the production process. <text:s/>In line 55, revenue is the cost per part multiplied by the number of parts shipped. <text:s/>Gross profit is the total production cost in line 53 subtracted from the revenue and the % gross profit is the gross profit as a percentage of the revenue.</text:p>
      <text:p text:style-name="Text_20_body">The customer's loss in line 58 is the customer's cost of poor quality. <text:s/>This number is the <text:span text:style-name="Code">data_file</text:span>'s <text:span text:style-name="Code"><text:s/>CustomerCostPerBadPart</text:span> number multiplied by the number of parts shipped times the bad part percentage given on line 39.</text:p>
      <text:p text:style-name="Text_20_body">If you examine the <text:span text:style-name="Code">manufacture.py</text:span> script, you'll see that only six different numbers need to be accumulated. <text:s/>The first two are given in lines 24-25 and are the true number of good and bad parts made. <text:s/>The remaining four numbers accumulated are lines 29-32.</text:p>
      <text:h text:style-name="Heading_20_2" text:outline-level="2"><text:bookmark text:name="__RefHeading__110554_2009126992"/>A more typical example<text:bookmark-end text:name="__RefHeading__110554_2009126992"/></text:h>
      <text:p text:style-name="Text_20_body">Using the following <text:span text:style-name="Code">data_file</text:span></text:p>
      <text:p text:style-name="Code"><text:span text:style-name="Code"># Process</text:span></text:p>
      <text:p text:style-name="Code"><text:span text:style-name="Code"><text:s text:c="4"/>ProcessDistribution = normal</text:span></text:p>
      <text:p text:style-name="Code"><text:span text:style-name="Code"><text:s text:c="4"/>ProcessDistributionName = "normal"</text:span></text:p>
      <text:p text:style-name="Code"><text:span text:style-name="Code"><text:s text:c="4"/>ProcessMu = 10</text:span></text:p>
      <text:p text:style-name="Code"><text:span text:style-name="Code"><text:s text:c="4"/>ProcessSigma = 1</text:span></text:p>
      <text:p text:style-name="Code"><text:span text:style-name="Code"><text:s text:c="4"/>MeasurementDistribution = normal</text:span></text:p>
      <text:p text:style-name="Code"><text:span text:style-name="Code"><text:s text:c="4"/>MeasurementDistributionName = "normal"</text:span></text:p>
      <text:p text:style-name="Code"><text:span text:style-name="Code"><text:s text:c="4"/>MeasurementMu = 0</text:span></text:p>
      <text:p text:style-name="Code"><text:span text:style-name="Code"><text:s text:c="4"/>MeasurementSigma = 0.5</text:span></text:p>
      <text:p text:style-name="Code"><text:span text:style-name="Code"><text:s text:c="4"/>NumberOfLots = 1</text:span></text:p>
      <text:p text:style-name="Code"><text:span text:style-name="Code"><text:s text:c="4"/>PartsPerLot = 423110</text:span></text:p>
      <text:p text:style-name="Code"><text:span text:style-name="Code"><text:s text:c="4"/>Specification = (9.0, 11.0)</text:span></text:p>
      <text:p text:style-name="Code"><text:span text:style-name="Code"/></text:p>
      <text:p text:style-name="Code"><text:span text:style-name="Code"># Financial</text:span></text:p>
      <text:p text:style-name="Code"><text:span text:style-name="Code"><text:s text:c="4"/>CostToProducePart = 8.43</text:span></text:p>
      <text:p text:style-name="Code"><text:span text:style-name="Code"><text:s text:c="4"/>CostToTestPart = 0.92</text:span></text:p>
      <text:p text:style-name="Code"><text:span text:style-name="Code"><text:s text:c="4"/>CostToShipPart = 0.3</text:span></text:p>
      <text:p text:style-name="Code"><text:span text:style-name="Code"><text:s text:c="4"/>CostToScrapPart = 0.55</text:span></text:p>
      <text:p text:style-name="Code"><text:span text:style-name="Code"><text:s text:c="4"/>CostVariableOverhead = 0.28</text:span></text:p>
      <text:p text:style-name="Code"><text:soft-page-break/><text:span text:style-name="Code"><text:s text:c="4"/>CostFixedOverhead = 140000</text:span></text:p>
      <text:p text:style-name="Code"><text:span text:style-name="Code"><text:s text:c="4"/>SellingPricePerPart = 33.5</text:span></text:p>
      <text:p text:style-name="Code_20_end"><text:span text:style-name="Code"><text:s text:c="4"/>CustomerCostPerBadPart = 35</text:span></text:p>
      <text:p text:style-name="Text_20_body">the following report was gotten (seed was 0 and hashes are eliminated):</text:p>
      <text:p text:style-name="Code">Process characteristics <text:s text:c="19"/>(3 significant figures)</text:p>
      <text:p text:style-name="Code">-----------------------</text:p>
      <text:p text:style-name="Code"><text:s text:c="2"/>Distributions</text:p>
      <text:p text:style-name="Code"><text:s text:c="4"/>Process <text:s text:c="4"/>= normal</text:p>
      <text:p text:style-name="Code"><text:s text:c="4"/>Measurement = normal</text:p>
      <text:p text:style-name="Code"><text:s text:c="2"/>Process mean <text:s text:c="40"/>10.0</text:p>
      <text:p text:style-name="Code"><text:s text:c="2"/>Process standard deviation <text:s text:c="26"/>1.00 </text:p>
      <text:p text:style-name="Code"><text:s text:c="2"/>Measurement bias <text:s text:c="36"/>0.00 </text:p>
      <text:p text:style-name="Code"><text:s text:c="2"/>Measurement standard deviation <text:s text:c="21"/>0.500</text:p>
      <text:p text:style-name="Code"><text:s text:c="2"/>Part acceptance interval <text:s text:c="20"/>[9.00, 11.0]</text:p>
      <text:p text:style-name="Code"><text:s text:c="2"/>Number of lots made <text:s text:c="36"/>1</text:p>
      <text:p text:style-name="Code"><text:s text:c="2"/>Parts per lot <text:s text:c="36"/>423,110</text:p>
      <text:p text:style-name="Code"/>
      <text:p text:style-name="Code">True (unknowable) process output</text:p>
      <text:p text:style-name="Code">--------------------------------</text:p>
      <text:p text:style-name="Code"><text:s text:c="2"/>Total parts made <text:s text:c="9"/>423,110</text:p>
      <text:p text:style-name="Code"><text:s text:c="2"/>Actual good <text:s text:c="14"/>288,632 <text:s text:c="3"/>(68.2% of total)</text:p>
      <text:p text:style-name="Code"><text:s text:c="2"/>Actual bad <text:s text:c="15"/>134,478 <text:s text:c="3"/>(31.8% of total)</text:p>
      <text:p text:style-name="Code"/>
      <text:p text:style-name="Code">What 100% inspection determined</text:p>
      <text:p text:style-name="Code">-------------------------------</text:p>
      <text:p text:style-name="Code"><text:s text:c="2"/>Good tested good <text:s text:c="9"/>236,781 <text:s/>56.0%</text:p>
      <text:p text:style-name="Code"><text:s text:c="2"/>Good tested bad <text:s text:c="11"/>51,851 <text:s/>12.3% <text:s/>&lt;-- Producer's risk</text:p>
      <text:p text:style-name="Code"><text:s text:c="2"/>Bad <text:s/>tested good <text:s text:c="10"/>29,367 <text:s/>6.94% <text:s/>&lt;-- Consumer's risk</text:p>
      <text:p text:style-name="Code"><text:s text:c="2"/>Bad <text:s/>tested bad <text:s text:c="10"/>105,111 <text:s/>24.8%</text:p>
      <text:p text:style-name="Code"><text:s text:c="2"/>Process mean <text:s text:c="16"/>10.0</text:p>
      <text:p text:style-name="Code"><text:s text:c="2"/>Process std dev <text:s text:c="13"/>1.12</text:p>
      <text:p text:style-name="Code"><text:s text:c="2"/>Min, max measured <text:s text:c="3"/>[4.53, 15.4]</text:p>
      <text:p text:style-name="Code"/>
      <text:p text:style-name="Code">Production results</text:p>
      <text:p text:style-name="Code">------------------</text:p>
      <text:p text:style-name="Code"><text:s text:c="2"/>Parts shipped <text:s text:c="12"/>266,148 <text:s/>18.0% of these are bad parts</text:p>
      <text:p text:style-name="Code"><text:s text:c="2"/>Parts scrapped <text:s text:c="11"/>156,962 <text:s/>21.8% of these are good parts</text:p>
      <text:p text:style-name="Code"><text:s text:c="2"/>Yield <text:s text:c="13"/>actual = 68.2%, measured = 62.9%</text:p>
      <text:p text:style-name="Code"><text:s text:c="2"/>Scrapped <text:s text:c="10"/>actual = 31.8%, measured = 37.1%</text:p>
      <text:p text:style-name="Code"/>
      <text:p text:style-name="Code">Money <text:s text:c="29"/>Amount <text:s text:c="2"/>% <text:s text:c="2"/>Cost per part</text:p>
      <text:p text:style-name="Code">----- <text:s text:c="26"/>--------- ----- -------------</text:p>
      <text:p text:style-name="Code"><text:s text:c="2"/>Production cost <text:s text:c="14"/>3,566,817 <text:s/>78.5 <text:s text:c="3"/>8.430 <text:s text:c="2"/></text:p>
      <text:p text:style-name="Code"><text:s text:c="2"/>Testing cost <text:s text:c="19"/>389,261 <text:s text:c="2"/>8.6 <text:s text:c="3"/>0.920 <text:s text:c="2"/></text:p>
      <text:p text:style-name="Code"><text:s text:c="2"/>Shipment cost <text:s text:c="18"/>244,856 <text:s text:c="2"/>5.4 <text:s text:c="3"/>0.300 <text:s text:c="2"/></text:p>
      <text:p text:style-name="Code"><text:s text:c="2"/>Cost to scrap <text:s text:c="19"/>86,329 <text:s text:c="2"/>1.9 <text:s text:c="3"/>0.550 <text:s text:c="2"/></text:p>
      <text:p text:style-name="Code"><text:s text:c="2"/>Variable overhead cost <text:s text:c="9"/>118,470 <text:s text:c="2"/>2.6 <text:s text:c="3"/>0.280 <text:s text:c="2"/></text:p>
      <text:p text:style-name="Code"><text:s text:c="2"/>Fixed overhead cost <text:s text:c="12"/>140,000 <text:s text:c="2"/>3.1 <text:s text:c="3"/>0.331 <text:s text:c="2"/></text:p>
      <text:p text:style-name="Code"><text:s text:c="32"/>--------- ----- --------</text:p>
      <text:p text:style-name="Code"><text:s text:c="2"/>Total production cost <text:s text:c="8"/>4,545,734 100.0 <text:s text:c="2"/>10.744 per part started</text:p>
      <text:p text:style-name="Code"><text:s text:c="50"/>17.080 per part shipped</text:p>
      <text:p text:style-name="Code"><text:s text:c="2"/>Revenue <text:s text:c="22"/>8,915,958 <text:s text:c="8"/>33.500 selling price</text:p>
      <text:p text:style-name="Code"><text:s text:c="2"/>Gross profit <text:s text:c="17"/>4,370,223 <text:s text:c="6"/></text:p>
      <text:p text:style-name="Code"><text:s text:c="2"/>% gross profit <text:s text:c="20"/>49.0% <text:s text:c="3"/></text:p>
      <text:p text:style-name="Code_20_end"><text:s text:c="2"/>Customer's loss <text:s text:c="14"/>1,027,845 <text:s text:c="9"/>3.862 per received part</text:p>
      <text:p text:style-name="Text_20_body">Suppose this run simulates one month's production. <text:s/>An experienced process person would of course see the poor process capability by looking at the specification and process parameters. <text:s/>However, I've been in situations where the business requirements dictated that we had to live with such a process for a while (a new production line coming up for the first time could have numbers like this). <text:s/>The report lets you see immediately that you have a yield loss of about 1/3, you're throwing 12% of your good parts away and shipping 7% of your bad parts to your customer. <text:s/>The process definitely needs attention. <text:s/>While the revenue and profit might look acceptable, the large financial loss to the customer due to poor product quality won't be a situation anyone wants to continue. <text:s/>Or at least the decision makers will recognize an opportunity for improvement. <text:s/><text:span text:style-name="T1"></text:span></text:p>
      <text:h text:style-name="Heading_20_1" text:outline-level="1"><text:bookmark text:name="__RefHeading__110556_2009126992"/><text:soft-page-break/>Final comments<text:bookmark-end text:name="__RefHeading__110556_2009126992"/></text:h>
      <text:p text:style-name="Text_20_body">For me, a key in the validation of a model is that it produces correct answers to problems where I know what the answer should be. <text:s/>Thus, for the <text:span text:style-name="Code">pqs.py</text:span> script, setting the measurement bias and standard deviation to zero and a very small number, respectively, and having the process distribution be a normal distribution will give you results that can be calculated using a table of the normal distribution's cumulative distribution function. <text:s/>A first validation step can be checking a few such cases.</text:p>
      <text:p text:style-name="Text_20_body">Checking the output of the simulation when measurement uncertainty is not zero is harder. <text:s/>It would be possible to set up a numerical integration to perform the calculation, but I've never bothered because a Monte Carlo simulation is much easier to get working. <text:s/>Further checking of this case can be done by making small increases in the measurement standard deviation and seeing if the increases in the producer's and consumer's risks seem appropriate.</text:p>
      <text:p text:style-name="Text_20_body">The script shouldn't be too hard to modify to allow for sampling inspection if you wish. <text:s/>I've never bothered with this because when I needed the tool, our factory was doing 100% inspection. <text:s/>And I know that sampling inspection will just increase the producer's and consumer's risk over and above the 100% inspection case.</text:p>
      <text:p text:style-name="Text_20_body">It's also likely that you'd want to change the script to reflect your own process nomenclature and financial reporting numbers. <text:s/>This is fine, but a practical warning is to change the code that does the reporting one item at a time, as when there's a mismatch in a formatting code somewhere, it can be hard to track down (this is a weakness in python's string formatting mini-language).</text:p>
      <text:p text:style-name="Text_20_body">Once you get the scripts to a state where you want to use them for "production" decision-making, I recommend you make sure they're tracked in a revision control system and that you can get back to older versions when needed. <text:s/>There are many different revision control tools to choose from (both open source and commercial tools); if you want an open source distributed tool (a popular modern architecture), take a look at git, Mercurial, or Bazaar.</text:p>
      <text:p text:style-name="Aside">Aside: <text:s/>if I was doing production work with this model, I'd keep it in a revision control system and add some code into the script that would ensure the simulation being run was from scripts that were in the revision control system; I would put their revision numbers into the report instead of the hashes. <text:s/>This is pretty easy to do with the python <text:span text:style-name="Code">subprocess</text:span> module, but I didn't put it into the script because the details depend on what revision control system you use. <text:s/>One of the advantages of such checking is that you can then ensure that a simulation is only run with scripts that are checked-in (and thus repeatable). <text:s/>A similar thing could be done for the <text:span text:style-name="Code">data_file</text:span>.</text:p>
      <text:p text:style-name="Text_20_body">If I was still working in a production environment, I'd enjoy having access to a tool like the <text:span text:style-name="Code">pqs.py</text:span> script. <text:s/>I'd like to see the management and engineering staff use the tool to help understand their processes -- and I'd even encourage the production operators and maintenance techs to do so too. <text:s/></text:p>
      <text:p text:style-name="Text_20_body">If you do decide to build a more complex model for your production process, consider making this more complex model operate in a mode where the individual contributing process' outputs can be predicted by the <text:span text:style-name="Code">pqs.py</text:span> script. <text:s/>This could then be an important validation step of the more complex model.</text:p>
      <text:p text:style-name="Text_20_body">One aspect that the <text:span text:style-name="Code">pqs.py</text:span> model doesn't simulate is a group of final test machines. <text:s/>For example, in the factory I worked in, the final test machines numbered between 5 and 10 (I've forgotten the exact number) and they were relatively complex beasts with robot part handling and significant maintenance effort to be brought on-line and kept there (and this was also in a highly-filtered clean room, adding to the complexity of keeping things running). <text:s/>The process output was a mixture of the characteristics of the test machines (and there were also multiples of the large pieces of capital equipment that were needed by the previous manufacturing steps). <text:s/>Thus, the real output of the process would be a mixture of a number of separate processes. <text:s/>While it would be tempting to construct a model of the factory that reflected this additional complexity, I'd suggest keeping things <text:soft-page-break/>simple and e.g. just adding in some measurement bias to reflect the influence of different machines. <text:s/>You could combine the results manually and get an idea of the overall effects. <text:s/>I've constructed a lot of computer models and virtually always find they take much more effort to develop and validate than you think they will (and convincing a decision-maker that the model makes sense can also take a lot of work). <text:s/>Even if you do decide to invest in the development of a more complex model, this preliminary piecemeal checking can provide good validation test cases for the more complex model, as long as you keep good records and make good use of revision control.</text:p>
      <text:p text:style-name="Text_20_body">One of the aspects of a complex production process with many machines and parallel paths through production is that the composite output can have a multi-modal and truncated distribution. <text:s/>The power of a Monte Carlo simulation is that these situations can be modeled almost as easily as the simple situations, even though the problem would be nearly analytically intractable. <text:s/>For a hint of how such a thing might be done, see the next section.</text:p>
      <text:h text:style-name="Heading_20_2" text:outline-level="2"><text:bookmark text:name="__RefHeading__110558_2009126992"/>Other distributions<text:bookmark-end text:name="__RefHeading__110558_2009126992"/></text:h>
      <text:p text:style-name="Text_20_body">If you want to use other distributions for either the manufacturing or measurement processes, first check what support is supplied by numpy (numpy supports many other discrete and continuous distributions). <text:s/>If you don't find what you need, consider downloading <text:a xlink:type="simple" xlink:href="http://www.scipy.org/">scipy</text:a>, as it supports even more distributions. <text:s/>Finally, you can write your own function. <text:s/>Here's an example of a function that produces a truncated normal distribution where the values returned must be greater than zero:</text:p>
      <text:p text:style-name="Code">import numpy as np</text:p>
      <text:p text:style-name="Code">from numpy.random import normal</text:p>
      <text:p text:style-name="Code"/>
      <text:p text:style-name="Code">def normal_trunc(mean, standard_deviation, sample_size):</text:p>
      <text:p text:style-name="Code"><text:s text:c="4"/>assert mean &gt;= 0 and sample_size &gt; 0</text:p>
      <text:p text:style-name="Code"><text:s text:c="4"/>x = np.arange(0).astype(float)</text:p>
      <text:p text:style-name="Code"><text:s text:c="4"/>while len(x) &lt; sample_size:</text:p>
      <text:p text:style-name="Code"><text:s text:c="8"/>x = np.concatenate((x, normal(mean, <text:s/>standard_deviation, sample_size)))</text:p>
      <text:p text:style-name="Code"><text:s text:c="8"/>x = np.compress(x &gt; 0, x)</text:p>
      <text:p text:style-name="Code_20_end"><text:s text:c="4"/>return x[:sample_size]</text:p>
      <text:p text:style-name="Text_20_body">The <text:span text:style-name="Code">assert</text:span> line is important to ensure that the function doesn't create an infinite loop; if the mean was negative and the standard deviation was small, the random number generator might never generate any positive numbers.</text:p>
      <text:p text:style-name="Text_20_body">You'd insert this function into the global namespace of the <text:span text:style-name="Code">pqs.py</text:span> script; the easiest way is to import it from another file. <text:s/>Suppose the function above is in a file called <text:span text:style-name="Code">normaltrunc.py</text:span>. <text:s/>Then you'd add the line</text:p>
      <text:p text:style-name="Code_20_end">from normaltrunc import normal_trunc</text:p>
      <text:p text:style-name="Text_20_body">to the top of the <text:span text:style-name="Code">pqs.py</text:span> script and you could then use this distribution in your simulation.</text:p>
      <text:h text:style-name="Heading_20_2" text:outline-level="2"><text:bookmark text:name="__RefHeading__111523_2009126992"/>Papering the walls<text:bookmark-end text:name="__RefHeading__111523_2009126992"/></text:h>
      <text:p text:style-name="Text_20_body">Contrary to some peoples' opinions, there is no real magic to process control; people like Deming and Shewart wrote about this stuff a long time ago and gave the general procedures. <text:s/>The basics haven't changed and never will. <text:s/>In my opinion, the keys to quality improvement through process control are:</text:p>
      <text:list xml:id="list35164257" text:continue-list="list35151468" text:style-name="Hierarchical_20_-_20_1_2c__20_a_2c__20_i_2c__20_etc.">
        <text:list-item text:start-value="1">
          <text:p text:style-name="P6">Management commitment to the idea.</text:p>
        </text:list-item>
        <text:list-item>
          <text:p text:style-name="P6">Management provides the requisite support.</text:p>
        </text:list-item>
        <text:list-item>
          <text:p text:style-name="P6">Intelligent practice of good troubleshooting practices.</text:p>
        </text:list-item>
        <text:list-item>
          <text:p text:style-name="P6">Relentless attention to detail.</text:p>
        </text:list-item>
        <text:list-item>
          <text:p text:style-name="P6">Constant customer feedback.</text:p>
        </text:list-item>
      </text:list>
      <text:p text:style-name="Text_20_body">I've entitled this section "Papering the walls" because I've seen well-meaning managers decide their process was going to be in control, so they generated lots of effort and action towards this goal. <text:s/>In <text:soft-page-break/>the case I'm thinking about, three software engineers were hired to develop an information system for the factory and wound up generating lots of fancy control charts, histograms, etc. that wound up papering the walls. <text:s/>This enabled the managers to show off their efforts and results to others being given a tour. <text:s/>Unfortunately, oftentimes cynical process engineers in the background would be <text:s/>joking about the real state of affairs and know the process simply isn't doing as well as the management team thought it was. <text:s/>A crucial factor in this particular case was that no one in the management team had ever worked as a process engineer to get a process into a state of statistical control. <text:s/>Thus, they used inadequate leadership techniques. <text:s/>Fortunately, a few years later, an overall manager with experience in the trenches ran the process and got very good results because he knew and taught the details of process management.</text:p>
      <text:p text:style-name="Text_20_body">Let's briefly look at each of these items.</text:p>
      <text:p text:style-name="Text_20_body">If management isn't committed to the idea of an in-control process, it's probably going to be hard to reach that state. <text:s/>It's not impossible if the underlings are committed and a sufficiently motivated and powerful underling tries to do it. <text:s/>But it's infinitely easier if management drives it and provides the resources needed.</text:p>
      <text:p text:style-name="Text_20_body">From an engineering perspective, a challenge can be to troubleshoot the process to find the root cause(s) relevant to getting the process into a state of control. <text:s/>I've seen otherwise intelligent people go off the deep end in coming up with explanations for the causes of a production problem. <text:s/>A key is to use the scientific method to weed through the many different hypotheses that people will come up with. <text:s/>Also, intelligent managers and engineers will listen closely to the production workers who have day-to-day experience with the process. <text:s/>If your troubleshooting is stymied, your process engineer could benefit from working as an ordinary production worker for a few days to see the process from a different perspective. <text:s/>If you have a process engineer or manager who are good trainers, they can be used to train people -- or, send some key persons to an industrial training class like Kepner-Tregoe on troubleshooting.</text:p>
      <text:p text:style-name="Text_20_body">One of the mistakes that can happen in industry is that an R&amp;D group develops a process, then passes it on to another group to implement in production. <text:s/>The mistake is that key people (managers and engineers) from R&amp;D need to also move into production and live with the process they developed<text:note text:id="ftn2" text:note-class="footnote"><text:note-citation>2</text:note-citation><text:note-body><text:p text:style-name="Footnote">A popular <text:a xlink:type="simple" xlink:href="http://en.wikipedia.org/wiki/Eating_your_own_dog_food">euphemism</text:a> for this is "eating your own dog food" (it was being used in this context long before it became popular in a software sense).</text:p></text:note-body></text:note>. <text:s/>It will help make better R&amp;D engineers and managers if they've had to live with and fix some of the follies committed by the R&amp;D folks. </text:p>
      <text:p text:style-name="Text_20_body">Attention to detail means a variety of things. <text:s/>One of them is institutionalized knowledge, where others in the process can easily get to key process knowledge. <text:s/>This requires engineers who are good at documentation and managers who demand the passing on of knowledge down and across the chain. <text:s/>Detail also means the process people pay careful attention to the process and don't regard anything as "a fluke" or ignorable unless they have real knowledge that it is. <text:s/>If the process people lack this attention to detail, they are going to miss important clues as to what's going on.</text:p>
      <text:p text:style-name="Text_20_body">Finally, if you don't listen to and involve your customers in your process, you'll be missing an important feedback mechanism. <text:s/>You want to have good contact and communication at both engineering, production, and management levels, so it's worth your organization's time to establish and maintain these relationshi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1" svg:font-family="Wingdings" style:font-charset="x-symbol"/>
    <style:font-face style:name="Timing" svg:font-family="Timing" style:font-adornments="Regular" style:font-family-generic="roman" style:font-pitch="fixed"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in" fo:margin-right="0in" fo:text-indent="0in" style:auto-text-indent="false"/>
      <style:text-properties fo:font-size="11pt"/>
    </style:style>
    <style:style style:name="Text_20_body" style:display-name="Text body" style:family="paragraph" style:parent-style-name="Standard" style:class="text">
      <style:paragraph-properties fo:margin-left="0.2in" fo:margin-right="0in" fo:margin-top="0in" fo:margin-bottom="0.0799in" fo:text-indent="0in" style:auto-text-indent="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2in" fo:margin-bottom="0.0799in" fo:text-align="center" style:justify-single-word="false" fo:text-indent="0in" style:auto-text-indent="false" fo:background-color="#e6e6e6">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0799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05in" fo:margin-right="0in" fo:margin-top="0in" fo:margin-bottom="0.05in" fo:text-indent="0in" style:auto-text-indent="false"/>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in" fo:margin-right="0in" fo:margin-top="0.05in" fo:margin-bottom="0.05in" fo:text-indent="0in" style:auto-text-indent="false" fo:background-color="transparent" style:shadow="none">
        <style:background-image/>
      </style:paragraph-properties>
      <style:text-properties fo:font-size="12pt" fo:font-style="normal" style:text-underline-style="none"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5in" fo:margin-right="0in" fo:margin-top="0.05in" fo:margin-bottom="0.05in" fo:text-indent="0in" style:auto-text-indent="false"/>
      <style:text-properties fo:font-size="11pt" style:text-underline-style="solid" style:text-underline-width="auto" style:text-underline-color="font-color" fo:font-weight="bold" style:font-size-asian="85%" style:font-weight-asian="bold" style:font-size-complex="8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style>
    <style:style style:name="Caption" style:family="paragraph" style:parent-style-name="Standard" style:class="extra">
      <style:paragraph-properties fo:margin-top="0.0835in" fo:margin-bottom="0.0835in" fo:text-align="center" style:justify-single-word="false" text:number-lines="false" text:line-number="0"/>
      <style:text-properties style:font-name="Arial" fo:font-size="10pt" fo:font-style="italic" fo:font-weight="bold"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To_20_Do" style:display-name="To Do" style:family="paragraph" style:parent-style-name="Text_20_body" style:class="text">
      <style:paragraph-properties fo:background-color="#ffffcc">
        <style:background-image/>
      </style:paragraph-properties>
    </style:style>
    <style:style style:name="Code" style:family="paragraph" style:parent-style-name="Standard" style:class="text" style:master-page-name="">
      <style:paragraph-properties fo:margin-left="0.3in" fo:margin-right="0in" fo:text-indent="0in" style:auto-text-indent="false" style:page-number="auto"/>
      <style:text-properties fo:color="#00538d" style:font-name="Lucida Console" fo:font-size="10pt" fo:font-weight="normal"/>
    </style:style>
    <style:style style:name="Table_20_Contents" style:display-name="Table Contents" style:family="paragraph" style:parent-style-name="Standard" style:class="extra" style:master-page-name="">
      <style:paragraph-properties fo:margin-left="0in" fo:margin-right="0in" fo:text-indent="0in" style:auto-text-indent="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Text" style:family="paragraph" style:parent-style-name="Caption" style:class="extra"/>
    <style:style style:name="Title" style:family="paragraph" style:parent-style-name="Heading" style:next-style-name="Subtitle" style:class="chapter">
      <style:paragraph-properties fo:margin-top="0in" fo:margin-bottom="0.0799in"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in" fo:margin-bottom="0.0201in" fo:text-align="center" style:justify-single-word="false"/>
      <style:text-properties fo:font-size="11pt" fo:font-style="normal" fo:font-weight="normal" style:font-size-asian="14pt" style:font-style-asian="italic" style:font-size-complex="14pt" style:font-style-complex="italic"/>
    </style:style>
    <style:style style:name="xx" style:family="paragraph" style:parent-style-name="Text_20_body" style:class="text">
      <style:paragraph-properties fo:background-color="#ffffcc">
        <style:background-image/>
      </style:paragraph-properties>
    </style:style>
    <style:style style:name="Equation" style:family="paragraph" style:parent-style-name="Text_20_body" style:class="text">
      <style:paragraph-properties fo:text-align="center" style:justify-single-word="fals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in" fo:margin-bottom="0.0799in"/>
    </style:style>
    <style:style style:name="Where" style:family="paragraph" style:parent-style-name="Text_20_body" style:class="text">
      <style:paragraph-properties fo:margin-left="0.4925in" fo:margin-right="0in" fo:margin-top="0in" fo:margin-bottom="0in" fo:text-indent="0in" style:auto-text-indent="false" fo:background-color="transparent">
        <style:background-image/>
      </style:paragraph-properties>
    </style:style>
    <style:style style:name="Where_20_end" style:display-name="Where end" style:family="paragraph" style:parent-style-name="Where" style:next-style-name="Text_20_body" style:class="text">
      <style:paragraph-properties fo:margin-top="0in" fo:margin-bottom="0.0799in" fo:background-color="transparent">
        <style:background-image/>
      </style:paragraph-properties>
    </style:style>
    <style:style style:name="Comment" style:family="paragraph" style:parent-style-name="Code">
      <style:text-properties fo:color="#800000"/>
    </style:style>
    <style:style style:name="Reference" style:family="paragraph" style:parent-style-name="Text_20_body">
      <style:paragraph-properties fo:margin-left="0.2in" fo:margin-right="0in" fo:text-indent="0in" style:auto-text-indent="false">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style>
    <style:style style:name="Example" style:family="paragraph" style:parent-style-name="Text_20_body">
      <style:paragraph-properties fo:margin-left="0.5in" fo:margin-right="0in" fo:text-indent="0in" style:auto-text-indent="false"/>
    </style:style>
    <style:style style:name="xx_20_Hidden" style:display-name="xx Hidden" style:family="paragraph" style:parent-style-name="Text_20_body">
      <style:paragraph-properties fo:margin-left="0in" fo:margin-right="0in" fo:text-indent="0in" style:auto-text-indent="false" fo:background-color="#fff0f0">
        <style:background-image/>
      </style:paragraph-properties>
    </style:style>
    <style:style style:name="Title_2c__20_document" style:display-name="Title, document" style:family="paragraph" style:parent-style-name="Title">
      <style:paragraph-properties fo:margin-left="0in" fo:margin-right="0in" fo:text-indent="0in" style:auto-text-indent="false"/>
    </style:style>
    <style:style style:name="Subtitle_2c__20_document" style:display-name="Subtitle, document" style:family="paragraph" style:parent-style-name="Subtitle">
      <style:paragraph-properties fo:margin-left="0in" fo:margin-right="0in" fo:text-indent="0in" style:auto-text-indent="false"/>
    </style:style>
    <style:style style:name="Indented" style:family="paragraph" style:parent-style-name="Text_20_body">
      <style:paragraph-properties fo:margin-left="0.7in" fo:margin-right="0in" fo:text-indent="0in" style:auto-text-indent="false" fo:background-color="transparent">
        <style:background-image/>
      </style:paragraph-properties>
    </style:style>
    <style:style style:name="Aside" style:family="paragraph" style:parent-style-name="Text_20_body">
      <style:paragraph-properties fo:margin-left="0.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T" style:family="text">
      <style:text-properties fo:color="#800000" style:font-name="Courier New1" fo:background-color="transparent"/>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 fo:font-size="11pt" fo:background-color="transparent" style:font-name-asian="Courier New" style:font-name-complex="Courier New"/>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text-properties fo:color="#00538d" style:font-name="Lucida Console" fo:font-size="10pt" fo:font-weight="normal"/>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Emphasis">
      <style:text-properties fo:font-size="11pt"/>
    </style:style>
    <style:style style:name="Keyword" style:family="text" style:parent-style-name="Important_20_-_20_blue">
      <style:text-properties fo:color="#008080"/>
    </style:style>
    <style:style style:name="Section" style:family="text" style:parent-style-name="Important"/>
    <style:style style:name="Article_20_title" style:display-name="Article title" style:family="text" style:parent-style-name="Book_20_title"/>
    <style:style style:name="Code_2c__20_important" style:display-name="Code, important" style:family="text" style:parent-style-name="Code">
      <style:text-properties fo:color="#b80047"/>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402in" fo:margin-right="0.0402in" fo:margin-top="0.0402in" fo:margin-bottom="0.0402in" style:wrap="parallel" style:number-wrapped-paragraphs="no-limit" style:wrap-contour="false" style:vertical-pos="top" style:vertical-rel="paragraph-content" style:horizontal-pos="center" style:horizontal-rel="paragraph-content" fo:background-color="transparent" style:background-transparency="100%" fo:padding="0.0591in" fo:border="0.0008in solid #000000">
        <style:background-image/>
      </style:graphic-properties>
    </style:style>
    <style:style style:name="Graphics" style:family="graphic">
      <style:graphic-properties text:anchor-type="paragraph" svg:x="0in" svg:y="0in" fo:margin-top="0in" fo:margin-bottom="0.1in" style:wrap="none" style:vertical-pos="top" style:vertical-rel="paragraph" style:horizontal-pos="center" style:horizontal-rel="paragraph" fo:background-color="transparent" style:background-transparency="100%">
        <style:background-image/>
        <style:columns fo:column-count="1" fo:column-gap="0in"/>
      </style:graphic-properties>
    </style:style>
    <style:style style:name="OLE" style:family="graphic">
      <style:graphic-properties text:anchor-type="paragraph" svg:x="0in" svg:y="0in" fo:margin-top="0in" fo:margin-bottom="0.1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402in" fo:margin-right="0.0402in" style:protect="size position" style:wrap="parallel" style:number-wrapped-paragraphs="no-limit" style:wrap-contour="false"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0.0984in" fo:padding-right="0.0984in" fo:padding-top="0.0492in" fo:padding-bottom="0.0492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0.25in" text:min-label-width="0.25in" text:min-label-distance="0.05in"/>
      </text:list-level-style-number>
      <text:list-level-style-number text:level="2" text:style-name="Numbering_20_Symbols" style:num-prefix=" " style:num-suffix=" " style:num-format="1" text:display-levels="2">
        <style:list-level-properties text:space-before="0.5in" text:min-label-width="0.25in" text:min-label-distance="0.05in"/>
      </text:list-level-style-number>
      <text:list-level-style-number text:level="3" text:style-name="Numbering_20_Symbols" style:num-prefix=" " style:num-suffix=" " style:num-format="1" text:display-levels="3">
        <style:list-level-properties text:space-before="0.75in" text:min-label-width="0.25in" text:min-label-distance="0.05in"/>
      </text:list-level-style-number>
      <text:list-level-style-number text:level="4" text:style-name="Numbering_20_Symbols" style:num-prefix=" " style:num-suffix=" " style:num-format="1" text:display-levels="4">
        <style:list-level-properties text:space-before="1in" text:min-label-width="0.25in" text:min-label-distance="0.05in"/>
      </text:list-level-style-number>
      <text:list-level-style-number text:level="5" text:style-name="Numbering_20_Symbols" style:num-prefix=" " style:num-suffix=" " style:num-format="1" text:display-levels="5">
        <style:list-level-properties text:space-before="1.25in" text:min-label-width="0.25in" text:min-label-distance="0.05in"/>
      </text:list-level-style-number>
      <text:list-level-style-number text:level="6" text:style-name="Numbering_20_Symbols" style:num-prefix=" " style:num-suffix=" " style:num-format="1" text:display-levels="6">
        <style:list-level-properties text:space-before="1.5in" text:min-label-width="0.25in" text:min-label-distance="0.05in"/>
      </text:list-level-style-number>
      <text:list-level-style-number text:level="7" text:style-name="Numbering_20_Symbols" style:num-prefix=" " style:num-suffix=" " style:num-format="1" text:display-levels="7">
        <style:list-level-properties text:space-before="1.75in" text:min-label-width="0.25in" text:min-label-distance="0.05in"/>
      </text:list-level-style-number>
      <text:list-level-style-number text:level="8" text:style-name="Numbering_20_Symbols" style:num-prefix=" " style:num-suffix=" " style:num-format="1" text:display-levels="8">
        <style:list-level-properties text:space-before="2in" text:min-label-width="0.25in" text:min-label-distance="0.05in"/>
      </text:list-level-style-number>
      <text:list-level-style-number text:level="9" text:style-name="Numbering_20_Symbols" style:num-prefix=" " style:num-suffix=" " style:num-format="1" text:display-levels="9">
        <style:list-level-properties text:space-before="2.25in" text:min-label-width="0.25in" text:min-label-distance="0.05in"/>
      </text:list-level-style-number>
      <text:list-level-style-number text:level="10" text:style-name="Numbering_20_Symbols" style:num-prefix=" " style:num-suffix=" " style:num-format="1" text:display-levels="10">
        <style:list-level-properties text:space-before="2.5in" text:min-label-width="0.25in" text:min-label-distance="0.05in"/>
      </text:list-level-style-number>
    </text:list-style>
    <text:list-style style:name="Bullets_20_-_20_round" style:display-name="Bullets - round">
      <text:list-level-style-bullet text:level="1" text:style-name="Bullet_20_Symbols" text:bullet-char="•">
        <style:list-level-properties text:space-before="0.25in" text:min-label-width="0.2in"/>
        <style:text-properties style:font-name="StarSymbol"/>
      </text:list-level-style-bullet>
      <text:list-level-style-bullet text:level="2" text:style-name="Bullet_20_Symbols" text:bullet-char="•">
        <style:list-level-properties text:space-before="0.5in" text:min-label-width="0.2in"/>
        <style:text-properties style:font-name="StarSymbol"/>
      </text:list-level-style-bullet>
      <text:list-level-style-bullet text:level="3" text:style-name="Bullet_20_Symbols" text:bullet-char="•">
        <style:list-level-properties text:space-before="0.75in" text:min-label-width="0.2in"/>
        <style:text-properties style:font-name="StarSymbol"/>
      </text:list-level-style-bullet>
      <text:list-level-style-bullet text:level="4" text:style-name="Bullet_20_Symbols" text:bullet-char="•">
        <style:list-level-properties text:space-before="1in" text:min-label-width="0.2in"/>
        <style:text-properties style:font-name="StarSymbol"/>
      </text:list-level-style-bullet>
      <text:list-level-style-bullet text:level="5" text:style-name="Bullet_20_Symbols" text:bullet-char="•">
        <style:list-level-properties text:space-before="1.25in" text:min-label-width="0.2in"/>
        <style:text-properties style:font-name="StarSymbol"/>
      </text:list-level-style-bullet>
      <text:list-level-style-bullet text:level="6" text:style-name="Bullet_20_Symbols" text:bullet-char="•">
        <style:list-level-properties text:space-before="1.5in" text:min-label-width="0.2in"/>
        <style:text-properties style:font-name="StarSymbol"/>
      </text:list-level-style-bullet>
      <text:list-level-style-bullet text:level="7" text:style-name="Bullet_20_Symbols" text:bullet-char="•">
        <style:list-level-properties text:space-before="1.75in" text:min-label-width="0.2in"/>
        <style:text-properties style:font-name="StarSymbol"/>
      </text:list-level-style-bullet>
      <text:list-level-style-bullet text:level="8" text:style-name="Bullet_20_Symbols" text:bullet-char="•">
        <style:list-level-properties text:space-before="2in" text:min-label-width="0.2in"/>
        <style:text-properties style:font-name="StarSymbol"/>
      </text:list-level-style-bullet>
      <text:list-level-style-bullet text:level="9" text:style-name="Bullet_20_Symbols" text:bullet-char="•">
        <style:list-level-properties text:space-before="2.25in" text:min-label-width="0.2in"/>
        <style:text-properties style:font-name="StarSymbol"/>
      </text:list-level-style-bullet>
      <text:list-level-style-bullet text:level="10" text:style-name="Bullet_20_Symbols" text:bullet-char="•">
        <style:list-level-properties text:space-before="2.5in" text:min-label-width="0.2in"/>
        <style:text-properties style:font-name="StarSymbol"/>
      </text:list-level-style-bullet>
    </text:list-style>
    <text:list-style style:name="Bullets_20_-_20_diamonds" style:display-name="Bullets - diamonds">
      <text:list-level-style-bullet text:level="1" text:style-name="Bullet_20_Symbols" style:num-suffix="." text:bullet-char="">
        <style:list-level-properties text:space-before="0.2in" text:min-label-width="0.2in"/>
        <style:text-properties style:font-name="StarSymbol"/>
      </text:list-level-style-bullet>
      <text:list-level-style-bullet text:level="2" text:style-name="Bullet_20_Symbols" style:num-suffix="." text:bullet-char="">
        <style:list-level-properties text:space-before="0.4in" text:min-label-width="0.2in"/>
        <style:text-properties style:font-name="StarSymbol"/>
      </text:list-level-style-bullet>
      <text:list-level-style-bullet text:level="3" text:style-name="Bullet_20_Symbols" style:num-suffix="." text:bullet-char="">
        <style:list-level-properties text:space-before="0.6in" text:min-label-width="0.2in"/>
        <style:text-properties style:font-name="StarSymbol"/>
      </text:list-level-style-bullet>
      <text:list-level-style-bullet text:level="4" text:style-name="Bullet_20_Symbols" style:num-suffix="." text:bullet-char="">
        <style:list-level-properties text:space-before="0.8in" text:min-label-width="0.2in"/>
        <style:text-properties style:font-name="StarSymbol"/>
      </text:list-level-style-bullet>
      <text:list-level-style-bullet text:level="5" text:style-name="Bullet_20_Symbols" style:num-suffix="." text:bullet-char="">
        <style:list-level-properties text:space-before="1in" text:min-label-width="0.2in"/>
        <style:text-properties style:font-name="StarSymbol"/>
      </text:list-level-style-bullet>
      <text:list-level-style-bullet text:level="6" text:style-name="Bullet_20_Symbols" style:num-suffix="." text:bullet-char="">
        <style:list-level-properties text:space-before="1.2in" text:min-label-width="0.2in"/>
        <style:text-properties style:font-name="StarSymbol"/>
      </text:list-level-style-bullet>
      <text:list-level-style-bullet text:level="7" text:style-name="Bullet_20_Symbols" style:num-suffix="." text:bullet-char="">
        <style:list-level-properties text:space-before="1.4in" text:min-label-width="0.2in"/>
        <style:text-properties style:font-name="StarSymbol"/>
      </text:list-level-style-bullet>
      <text:list-level-style-bullet text:level="8" text:style-name="Bullet_20_Symbols" style:num-suffix="." text:bullet-char="">
        <style:list-level-properties text:space-before="1.6in" text:min-label-width="0.2in"/>
        <style:text-properties style:font-name="StarSymbol"/>
      </text:list-level-style-bullet>
      <text:list-level-style-bullet text:level="9" text:style-name="Bullet_20_Symbols" style:num-suffix="." text:bullet-char="">
        <style:list-level-properties text:space-before="1.8in" text:min-label-width="0.2in"/>
        <style:text-properties style:font-name="StarSymbol"/>
      </text:list-level-style-bullet>
      <text:list-level-style-bullet text:level="10" text:style-name="Bullet_20_Symbols" style:num-suffix="." text:bullet-char="">
        <style:list-level-properties text:space-before="2in" text:min-label-width="0.2in"/>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0.1in" fo:margin-left="0.5in"/>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0.1in" fo:margin-left="0.7in"/>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0.1in" fo:margin-left="0.9in"/>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0.1in" fo:margin-left="1.1in"/>
        </style:list-level-properties>
      </text:list-level-style-number>
      <text:list-level-style-number text:level="5" text:style-name="Numbering_20_Symbols" style:num-suffix="." style:num-format="I">
        <style:list-level-properties text:list-level-position-and-space-mode="label-alignment" fo:text-align="center">
          <style:list-level-label-alignment text:label-followed-by="space" fo:text-indent="-0.1in" fo:margin-left="1.3in"/>
        </style:list-level-properties>
      </text:list-level-style-number>
      <text:list-level-style-number text:level="6" text:style-name="Numbering_20_Symbols" style:num-suffix="." style:num-format="1">
        <style:list-level-properties text:list-level-position-and-space-mode="label-alignment" fo:text-align="center">
          <style:list-level-label-alignment text:label-followed-by="space" fo:text-indent="-0.1in" fo:margin-left="1.5in"/>
        </style:list-level-properties>
      </text:list-level-style-number>
      <text:list-level-style-number text:level="7" text:style-name="Numbering_20_Symbols" style:num-suffix="." style:num-format="a">
        <style:list-level-properties text:list-level-position-and-space-mode="label-alignment" fo:text-align="center">
          <style:list-level-label-alignment text:label-followed-by="space" fo:text-indent="-0.1in" fo:margin-left="1.7in"/>
        </style:list-level-properties>
      </text:list-level-style-number>
      <text:list-level-style-number text:level="8" text:style-name="Numbering_20_Symbols" style:num-suffix="." style:num-format="i">
        <style:list-level-properties text:list-level-position-and-space-mode="label-alignment" fo:text-align="center">
          <style:list-level-label-alignment text:label-followed-by="space" fo:text-indent="-0.1in" fo:margin-left="1.9in"/>
        </style:list-level-properties>
      </text:list-level-style-number>
      <text:list-level-style-number text:level="9" text:style-name="Numbering_20_Symbols" style:num-suffix="." style:num-format="A">
        <style:list-level-properties text:list-level-position-and-space-mode="label-alignment" fo:text-align="center">
          <style:list-level-label-alignment text:label-followed-by="space" fo:text-indent="-0.1in" fo:margin-left="2.1in"/>
        </style:list-level-properties>
      </text:list-level-style-number>
      <text:list-level-style-number text:level="10" text:style-name="Numbering_20_Symbols" style:num-suffix="." style:num-format="I">
        <style:list-level-properties text:list-level-position-and-space-mode="label-alignment" fo:text-align="center">
          <style:list-level-label-alignment text:label-followed-by="space" fo:text-indent="-0.1in" fo:margin-left="2.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in" fo:page-height="8.5in" style:num-format="1" style:print-orientation="landscape"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Normal_5f_draw1" style:display-name="Normal_draw1" style:page-layout-name="Mpm2"/>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6-10-20T18:54:37</meta:creation-date>
    <dc:language>en-US</dc:language>
    <meta:editing-cycles>67</meta:editing-cycles>
    <meta:editing-duration>PT26H44M30S</meta:editing-duration>
    <dc:date>2013-03-04T15:03:31.92</dc:date>
    <meta:document-statistic meta:table-count="4" meta:image-count="0" meta:object-count="0" meta:page-count="11" meta:paragraph-count="335" meta:word-count="5597" meta:character-count="36007"/>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